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fo:color="#800000"/>
    </style:style>
    <style:style style:name="T7" style:family="text">
      <style:text-properties fo:color="#000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/*</text:span><text:span text:style-name="T2"> </text:span><text:span text:style-name="T3">LIbrerías</text:span><text:span text:style-name="T2"> </text:span><text:span text:style-name="T3">y</text:span><text:span text:style-name="T2"> </text:span><text:span text:style-name="T3">archivos</text:span><text:span text:style-name="T2"> </text:span><text:span text:style-name="T3">incluidos</text:span><text:span text:style-name="T2"> </text:span><text:span text:style-name="T3">*/</text:span></text:p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mat2qimage.h"</text:span></text:p>
      <text:p text:style-name="P1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&lt;opencv/cv.h&gt;</text:span></text:p>
      <text:p text:style-name="P3"><text:span text:style-name="T1">#include</text:span><text:span text:style-name="T2"> </text:span><text:span text:style-name="T3">&lt;qdebug.h&gt;</text:span></text:p>
      <text:p text:style-name="P3"><text:span text:style-name="T1">#include</text:span><text:span text:style-name="T2"> </text:span><text:span text:style-name="T3">&lt;QTimer&gt;</text:span></text:p>
      <text:p text:style-name="P3"><text:span text:style-name="T1">#include</text:span><text:span text:style-name="T2"> </text:span><text:span text:style-name="T3">&lt;opencv2/core/core.hpp&gt;</text:span></text:p>
      <text:p text:style-name="P3"><text:span text:style-name="T1">#include</text:span><text:span text:style-name="T2"> </text:span><text:span text:style-name="T3">&lt;opencv2/highgui/highgui.hpp&gt;</text:span></text:p>
      <text:p text:style-name="P3"><text:span text:style-name="T1">#include</text:span><text:span text:style-name="T2"> </text:span><text:span text:style-name="T3">&lt;opencv2/imgcodecs.hpp&gt;</text:span></text:p>
      <text:p text:style-name="P3"><text:span text:style-name="T1">#include</text:span><text:span text:style-name="T2"> </text:span><text:span text:style-name="T3">&lt;opencv2/imgproc/imgproc.hpp&gt;</text:span></text:p>
      <text:p text:style-name="P3"><text:span text:style-name="T1">#include</text:span><text:span text:style-name="T2"> </text:span><text:span text:style-name="T3">&lt;opencv2/ml/ml.hpp&gt;</text:span></text:p>
      <text:p text:style-name="P3"><text:span text:style-name="T1">#include</text:span><text:span text:style-name="T2"> </text:span><text:span text:style-name="T3">&lt;opencv2/video/background_segm.hpp&gt;</text:span></text:p>
      <text:p text:style-name="P1"><text:span text:style-name="T1">#include</text:span><text:span text:style-name="T2"> </text:span><text:span text:style-name="T3">&lt;opencv2/videoio.hpp&gt;</text:span></text:p>
      <text:p text:style-name="P1"><text:span text:style-name="T1">#include</text:span><text:span text:style-name="T2"> </text:span><text:span text:style-name="T3">&lt;opencv2/objdetect.hpp&gt;</text:span></text:p>
      <text:p text:style-name="P3"><text:span text:style-name="T3">/*</text:span><text:span text:style-name="T2"> </text:span><text:span text:style-name="T3">MACROS</text:span><text:span text:style-name="T2"> </text:span><text:span text:style-name="T3">*/</text:span></text:p>
      <text:p text:style-name="P3"><text:span text:style-name="T1">#define</text:span><text:span text:style-name="T2"> </text:span><text:span text:style-name="T1">IP</text:span><text:span text:style-name="T2"> </text:span><text:span text:style-name="T1">0</text:span></text:p>
      <text:p text:style-name="P3"><text:span text:style-name="T1">#define</text:span><text:span text:style-name="T2"> </text:span><text:span text:style-name="T1">IMG_ADD</text:span><text:span text:style-name="T2"> </text:span><text:span text:style-name="T3">"/home/aldo/Imágenes/Wallpapers/1505520401699.jpg"</text:span></text:p>
      <text:p text:style-name="P1"><text:span text:style-name="T1">#define</text:span><text:span text:style-name="T2"> </text:span><text:span text:style-name="T1">CASCADE</text:span><text:span text:style-name="T2"> </text:span><text:span text:style-name="T3">"../haarcascade_frontalface_alt2.xml"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cv</text:span>;</text:p>
      <text:p text:style-name="P3"><text:span text:style-name="T5">QString</text:span><text:span text:style-name="T2"> </text:span>face_cascade_name<text:span text:style-name="T2"> </text:span>=<text:span text:style-name="T2"> </text:span><text:span text:style-name="T5">QString</text:span>(<text:span text:style-name="T1">CASCADE</text:span>);</text:p>
      <text:p text:style-name="P1"><text:span text:style-name="T5">CascadeClassifier</text:span><text:span text:style-name="T2"> </text:span>face_cascade;</text:p>
      <text:p text:style-name="P3"><text:span text:style-name="T5">MainWindow</text:span>::MainWindow(<text:span text:style-name="T5">QWidget</text:span><text:span text:style-name="T2"> </text:span>*parent)</text:p>
      <text:p text:style-name="P3"><text:span text:style-name="T2"><text:s text:c="4"/></text:span>:<text:span text:style-name="T2"> </text:span><text:span text:style-name="T5">QMainWindow</text:span>(parent),<text:span text:style-name="T2"> </text:span><text:span text:style-name="T6">ui</text:span>(<text:span text:style-name="T4">new</text:span><text:span text:style-name="T2"> </text:span><text:span text:style-name="T5">Ui</text:span>::<text:span text:style-name="T5">MainWindow</text:span>)<text:span text:style-name="T2"> </text:span>{</text:p>
      <text:p text:style-name="P1"><text:span text:style-name="T2"><text:s text:c="2"/></text:span><text:span text:style-name="T6">ui</text:span>-&gt;setupUi(<text:span text:style-name="T4">this</text:span>);</text:p>
      <text:p text:style-name="P3"><text:span text:style-name="T2"><text:s text:c="2"/></text:span><text:span text:style-name="T4">if</text:span><text:span text:style-name="T2"> </text:span>(!face_cascade.load(face_cascade_name.toUtf8().constData()))<text:span text:style-name="T2"> </text:span>{</text:p>
      <text:p text:style-name="P3"><text:span text:style-name="T2"><text:s text:c="4"/></text:span><text:span text:style-name="T1">qDebug</text:span>()<text:span text:style-name="T2"> </text:span>&lt;&lt;<text:span text:style-name="T2"> </text:span><text:span text:style-name="T3">"Error</text:span><text:span text:style-name="T2"> </text:span><text:span text:style-name="T3">al</text:span><text:span text:style-name="T2"> </text:span><text:span text:style-name="T3">cargar</text:span><text:span text:style-name="T2"> </text:span><text:span text:style-name="T3">el</text:span><text:span text:style-name="T2"> </text:span><text:span text:style-name="T3">detector</text:span><text:span text:style-name="T2"> </text:span><text:span text:style-name="T3">de</text:span><text:span text:style-name="T2"> </text:span><text:span text:style-name="T3">rostros"</text:span>;</text:p>
      <text:p text:style-name="P1"><text:span text:style-name="T2"><text:s text:c="2"/></text:span>}</text:p>
      <text:p text:style-name="P3"><text:span text:style-name="T2"><text:s text:c="2"/></text:span><text:span text:style-name="T5">QTimer</text:span><text:span text:style-name="T2"> </text:span>*cronometro<text:span text:style-name="T2"> </text:span>=<text:span text:style-name="T2"> </text:span><text:span text:style-name="T4">new</text:span><text:span text:style-name="T2"> </text:span><text:span text:style-name="T5">QTimer</text:span>(<text:span text:style-name="T4">this</text:span>);</text:p>
      <text:p text:style-name="P3"><text:span text:style-name="T2"><text:s text:c="2"/></text:span>connect(cronometro,<text:span text:style-name="T2"> </text:span><text:span text:style-name="T4">SIGNAL</text:span>(timeout()),<text:span text:style-name="T2"> </text:span><text:span text:style-name="T4">this</text:span>,<text:span text:style-name="T2"> </text:span><text:span text:style-name="T4">SLOT</text:span>(fTimer()));</text:p>
      <text:p text:style-name="P1"><text:span text:style-name="T2"><text:s text:c="2"/></text:span>cronometro-&gt;start(<text:span text:style-name="T1">30</text:span>);</text:p>
      <text:p text:style-name="P3"><text:span text:style-name="T2"><text:s text:c="2"/></text:span><text:span text:style-name="T4">if</text:span><text:span text:style-name="T2"> </text:span>(!camara.isOpened())<text:span text:style-name="T2"> </text:span>camara.open(<text:span text:style-name="T1">IP</text:span>);</text:p>
      <text:p text:style-name="P1">}</text:p>
      <text:p text:style-name="P1"><text:span text:style-name="T5">MainWindow</text:span>::~<text:span text:style-name="T7">MainWindow</text:span>()<text:span text:style-name="T2"> </text:span>{<text:span text:style-name="T2"> </text:span><text:span text:style-name="T4">delete</text:span><text:span text:style-name="T2"> </text:span><text:span text:style-name="T6">ui</text:span>;<text:span text:style-name="T2"> </text:span>}</text:p>
      <text:p text:style-name="P3"><text:span text:style-name="T4">void</text:span><text:span text:style-name="T2"> </text:span><text:span text:style-name="T5">MainWindow</text:span>::fTimer()<text:span text:style-name="T2"> </text:span>{</text:p>
      <text:p text:style-name="P3"><text:span text:style-name="T2"><text:s text:c="2"/></text:span><text:span text:style-name="T3">/*</text:span><text:span text:style-name="T2"> </text:span><text:span text:style-name="T3">Matrices</text:span><text:span text:style-name="T2"> </text:span><text:span text:style-name="T3">para</text:span><text:span text:style-name="T2"> </text:span><text:span text:style-name="T3">Imagen</text:span><text:span text:style-name="T2"> </text:span><text:span text:style-name="T3">*/</text:span></text:p>
      <text:p text:style-name="P3"><text:span text:style-name="T2"><text:s text:c="2"/></text:span><text:span text:style-name="T5">Mat</text:span><text:span text:style-name="T2"> </text:span>IMAGEN;</text:p>
      <text:p text:style-name="P3"><text:span text:style-name="T2"><text:s text:c="2"/></text:span><text:span text:style-name="T5">Mat</text:span><text:span text:style-name="T2"> </text:span>IMAGEN2;</text:p>
      <text:p text:style-name="P3"><text:span text:style-name="T2"><text:s text:c="2"/></text:span><text:span text:style-name="T5">Mat</text:span><text:span text:style-name="T2"> </text:span>IMAGEN3;</text:p>
      <text:p text:style-name="P1"><text:span text:style-name="T2"><text:s text:c="2"/></text:span><text:span text:style-name="T5">Mat</text:span><text:span text:style-name="T2"> </text:span>IMAGEN4;</text:p>
      <text:p text:style-name="P3"><text:span text:style-name="T2"><text:s text:c="2"/></text:span><text:span text:style-name="T5">Mat</text:span><text:span text:style-name="T2"> </text:span>GRIS;</text:p>
      <text:p text:style-name="P3"><text:span text:style-name="T2"><text:s text:c="2"/></text:span><text:span text:style-name="T5">Mat</text:span><text:span text:style-name="T2"> </text:span>rgb[<text:span text:style-name="T1">3</text:span>];</text:p>
      <text:p text:style-name="P1"><text:span text:style-name="T2"><text:s text:c="2"/></text:span><text:span text:style-name="T5">Mat</text:span><text:span text:style-name="T2"> </text:span>result[<text:span text:style-name="T1">3</text:span>];</text:p>
      <text:p text:style-name="P3"><text:soft-page-break/><text:span text:style-name="T2"><text:s text:c="2"/></text:span><text:span text:style-name="T3">/*</text:span><text:span text:style-name="T2"> </text:span><text:span text:style-name="T3">Lectura</text:span><text:span text:style-name="T2"> </text:span><text:span text:style-name="T3">de</text:span><text:span text:style-name="T2"> </text:span><text:span text:style-name="T3">Imagen</text:span><text:span text:style-name="T2"> </text:span><text:span text:style-name="T3">*/</text:span></text:p>
      <text:p text:style-name="P3"><text:span text:style-name="T2"><text:s text:c="2"/></text:span>IMAGEN<text:span text:style-name="T2"> </text:span>=<text:span text:style-name="T2"> </text:span><text:span text:style-name="T5">cv</text:span>::imread(<text:span text:style-name="T1">IMG_ADD</text:span>);</text:p>
      <text:p text:style-name="P3"><text:span text:style-name="T2"><text:s text:c="2"/></text:span><text:span text:style-name="T3">/*</text:span><text:span text:style-name="T2"> </text:span><text:span text:style-name="T3">Ajuste</text:span><text:span text:style-name="T2"> </text:span><text:span text:style-name="T3">de</text:span><text:span text:style-name="T2"> </text:span><text:span text:style-name="T3">dimension</text:span><text:span text:style-name="T2"> </text:span><text:span text:style-name="T3">*/</text:span></text:p>
      <text:p text:style-name="P1"><text:span text:style-name="T2"><text:s text:c="2"/></text:span><text:span text:style-name="T5">cv</text:span>::resize(IMAGEN,<text:span text:style-name="T2"> </text:span>IMAGEN2,<text:span text:style-name="T2"> </text:span><text:span text:style-name="T5">Size</text:span>(<text:span text:style-name="T1">400</text:span>,<text:span text:style-name="T2"> </text:span><text:span text:style-name="T1">300</text:span>),<text:span text:style-name="T2"> </text:span><text:span text:style-name="T1">0</text:span>,<text:span text:style-name="T2"> </text:span><text:span text:style-name="T1">0</text:span>,<text:span text:style-name="T2"> </text:span><text:span text:style-name="T1">0</text:span>);</text:p>
      <text:p text:style-name="P1"><text:span text:style-name="T2"><text:s text:c="2"/></text:span><text:span text:style-name="T5">cv</text:span>::split(IMAGEN2,<text:span text:style-name="T2"> </text:span>rgb);</text:p>
      <text:p text:style-name="P3"><text:span text:style-name="T2"><text:s text:c="2"/></text:span><text:span text:style-name="T3">/*</text:span><text:span text:style-name="T2"> </text:span><text:span text:style-name="T3">Ecualizacion</text:span><text:span text:style-name="T2"> </text:span><text:span text:style-name="T3">y</text:span><text:span text:style-name="T2"> </text:span><text:span text:style-name="T3">guardado</text:span><text:span text:style-name="T2"> </text:span><text:span text:style-name="T3">por</text:span><text:span text:style-name="T2"> </text:span><text:span text:style-name="T3">capas</text:span><text:span text:style-name="T2"> </text:span><text:span text:style-name="T3">*/</text:span></text:p>
      <text:p text:style-name="P3"><text:span text:style-name="T2"><text:s text:c="2"/></text:span>equalizeHist(rgb[<text:span text:style-name="T1">0</text:span>],<text:span text:style-name="T2"> </text:span>result[<text:span text:style-name="T1">0</text:span>]);</text:p>
      <text:p text:style-name="P3"><text:span text:style-name="T2"><text:s text:c="2"/></text:span>equalizeHist(rgb[<text:span text:style-name="T1">1</text:span>],<text:span text:style-name="T2"> </text:span>result[<text:span text:style-name="T1">1</text:span>]);</text:p>
      <text:p text:style-name="P1"><text:span text:style-name="T2"><text:s text:c="2"/></text:span>equalizeHist(rgb[<text:span text:style-name="T1">2</text:span>],<text:span text:style-name="T2"> </text:span>result[<text:span text:style-name="T1">2</text:span>]);</text:p>
      <text:p text:style-name="P3"><text:span text:style-name="T2"><text:s text:c="2"/></text:span><text:span text:style-name="T5">std</text:span>::<text:span text:style-name="T5">vector</text:span>&lt;<text:span text:style-name="T5">cv</text:span>::<text:span text:style-name="T5">Mat</text:span>&gt;<text:span text:style-name="T2"> </text:span>matVector;</text:p>
      <text:p text:style-name="P3"><text:span text:style-name="T2"><text:s text:c="2"/></text:span>matVector.push_back(result[<text:span text:style-name="T1">0</text:span>]);</text:p>
      <text:p text:style-name="P3"><text:span text:style-name="T2"><text:s text:c="2"/></text:span>matVector.push_back(result[<text:span text:style-name="T1">1</text:span>]);</text:p>
      <text:p text:style-name="P1"><text:span text:style-name="T2"><text:s text:c="2"/></text:span>matVector.push_back(result[<text:span text:style-name="T1">2</text:span>]);</text:p>
      <text:p text:style-name="P3"><text:span text:style-name="T2"><text:s text:c="2"/></text:span><text:span text:style-name="T3">/*</text:span><text:span text:style-name="T2"> </text:span><text:span text:style-name="T3">Union</text:span><text:span text:style-name="T2"> </text:span><text:span text:style-name="T3">de</text:span><text:span text:style-name="T2"> </text:span><text:span text:style-name="T3">3</text:span><text:span text:style-name="T2"> </text:span><text:span text:style-name="T3">canales</text:span><text:span text:style-name="T2"> </text:span><text:span text:style-name="T3">en</text:span><text:span text:style-name="T2"> </text:span><text:span text:style-name="T3">la</text:span><text:span text:style-name="T2"> </text:span><text:span text:style-name="T3">matriz</text:span><text:span text:style-name="T2"> </text:span><text:span text:style-name="T3">*/</text:span></text:p>
      <text:p text:style-name="P1"><text:span text:style-name="T2"><text:s text:c="2"/></text:span><text:span text:style-name="T5">cv</text:span>::merge(matVector,<text:span text:style-name="T2"> </text:span>IMAGEN4);</text:p>
      <text:p text:style-name="P3"><text:span text:style-name="T2"><text:s text:c="2"/></text:span><text:span text:style-name="T3">/*</text:span><text:span text:style-name="T2"> </text:span><text:span text:style-name="T3">Impresion</text:span><text:span text:style-name="T2"> </text:span><text:span text:style-name="T3">en</text:span><text:span text:style-name="T2"> </text:span><text:span text:style-name="T3">Etiquetas</text:span><text:span text:style-name="T2"> </text:span><text:span text:style-name="T3">*/</text:span></text:p>
      <text:p text:style-name="P3"><text:span text:style-name="T2"><text:s text:c="2"/></text:span><text:span text:style-name="T5">QImage</text:span><text:span text:style-name="T2"> </text:span>qImage<text:span text:style-name="T2"> </text:span>=<text:span text:style-name="T2"> </text:span>Mat2QImage(IMAGEN4);</text:p>
      <text:p text:style-name="P3"><text:span text:style-name="T2"><text:s text:c="2"/></text:span><text:span text:style-name="T5">QPixmap</text:span><text:span text:style-name="T2"> </text:span>pixmap<text:span text:style-name="T2"> </text:span>=<text:span text:style-name="T2"> </text:span><text:span text:style-name="T5">QPixmap</text:span>::fromImage(qImage);</text:p>
      <text:p text:style-name="P3"><text:span text:style-name="T2"><text:s text:c="2"/></text:span><text:span text:style-name="T6">ui</text:span>-&gt;<text:span text:style-name="T6">label_2</text:span>-&gt;clear();</text:p>
      <text:p text:style-name="P1"><text:span text:style-name="T2"><text:s text:c="2"/></text:span><text:span text:style-name="T6">ui</text:span>-&gt;<text:span text:style-name="T6">label_2</text:span>-&gt;setPixmap(pixmap);</text:p>
      <text:p text:style-name="P3"><text:span text:style-name="T2"><text:s text:c="2"/></text:span><text:span text:style-name="T5">QImage</text:span><text:span text:style-name="T2"> </text:span>qImage1<text:span text:style-name="T2"> </text:span>=<text:span text:style-name="T2"> </text:span>Mat2QImage(IMAGEN2);</text:p>
      <text:p text:style-name="P3"><text:span text:style-name="T2"><text:s text:c="2"/></text:span><text:span text:style-name="T5">QPixmap</text:span><text:span text:style-name="T2"> </text:span>pixmap1<text:span text:style-name="T2"> </text:span>=<text:span text:style-name="T2"> </text:span><text:span text:style-name="T5">QPixmap</text:span>::fromImage(qImage1);</text:p>
      <text:p text:style-name="P3"><text:span text:style-name="T2"><text:s text:c="2"/></text:span><text:span text:style-name="T6">ui</text:span>-&gt;<text:span text:style-name="T6">label</text:span>-&gt;clear();</text:p>
      <text:p text:style-name="P3"><text:span text:style-name="T2"><text:s text:c="2"/></text:span><text:span text:style-name="T6">ui</text:span>-&gt;<text:span text:style-name="T6">label</text:span>-&gt;setPixmap(pixmap1);</text:p>
      <text:p text:style-name="P3">}</text:p>
      <text:p text:style-name="P3"><text:span text:style-name="T3"/></text:p>
      <text:p text:style-name="P3"><text:span text:style-name="T1">#ifndef</text:span><text:span text:style-name="T2"> </text:span><text:span text:style-name="T3">MAINWINDOW_H</text:span></text:p>
      <text:p text:style-name="P1"><text:span text:style-name="T1">#define</text:span><text:span text:style-name="T2"> </text:span><text:span text:style-name="T1">MAINWINDOW_H</text:span></text:p>
      <text:p text:style-name="P1"><text:span text:style-name="T1">#include</text:span><text:span text:style-name="T2"> </text:span><text:span text:style-name="T3">&lt;QMainWindow&gt;</text:span></text:p>
      <text:p text:style-name="P3"><text:span text:style-name="T4">namespace</text:span><text:span text:style-name="T2"> </text:span><text:span text:style-name="T5">Ui</text:span><text:span text:style-name="T2"> </text:span>{</text:p>
      <text:p text:style-name="P3"><text:span text:style-name="T4">class</text:span><text:span text:style-name="T2"> </text:span><text:span text:style-name="T5">MainWindow</text:span>;</text:p>
      <text:p text:style-name="P1">}</text:p>
      <text:p text:style-name="P3"><text:span text:style-name="T4">class</text:span><text:span text:style-name="T2"> </text:span><text:span text:style-name="T5">MainWindow</text:span><text:span text:style-name="T2"> </text:span>:<text:span text:style-name="T2"> </text:span><text:span text:style-name="T4">public</text:span><text:span text:style-name="T2"> </text:span><text:span text:style-name="T5">QMainWindow</text:span></text:p>
      <text:p text:style-name="P3">{</text:p>
      <text:p text:style-name="P1"><text:span text:style-name="T2"><text:s text:c="4"/></text:span><text:span text:style-name="T1">Q_OBJECT</text:span></text:p>
      <text:p text:style-name="P3"><text:span text:style-name="T4">public</text:span>:</text:p>
      <text:p text:style-name="P3"><text:span text:style-name="T2"><text:s text:c="4"/></text:span><text:span text:style-name="T4">explicit</text:span><text:span text:style-name="T2"> </text:span><text:span text:style-name="T5">MainWindow</text:span>(<text:span text:style-name="T5">QWidget</text:span><text:span text:style-name="T2"> </text:span>*parent<text:span text:style-name="T2"> </text:span>=<text:span text:style-name="T2"> </text:span><text:span text:style-name="T1">0</text:span>);</text:p>
      <text:p text:style-name="P1"><text:span text:style-name="T2"><text:s text:c="4"/></text:span>~<text:span text:style-name="T7">MainWindow</text:span>();</text:p>
      <text:p text:style-name="P1"><text:span text:style-name="T4">public</text:span><text:span text:style-name="T2"> </text:span><text:span text:style-name="T4">slots</text:span>:</text:p>
      <text:p text:style-name="P3"><text:span text:style-name="T2"><text:s text:c="4"/></text:span><text:span text:style-name="T4">void</text:span><text:span text:style-name="T2"> </text:span>fTimer();</text:p>
      <text:p text:style-name="P1"><text:span text:style-name="T4">private</text:span><text:span text:style-name="T2"> </text:span><text:span text:style-name="T4">slots</text:span>:</text:p>
      <text:p text:style-name="P3"><text:span text:style-name="T4">private</text:span>:</text:p>
      <text:p text:style-name="P3"><text:span text:style-name="T2"><text:s text:c="4"/></text:span><text:span text:style-name="T5">Ui</text:span>::<text:span text:style-name="T5">MainWindow</text:span><text:span text:style-name="T2"> </text:span>*<text:span text:style-name="T6">ui</text:span>;</text:p>
      <text:p text:style-name="P1"><text:soft-page-break/>};</text:p>
      <text:p text:style-name="P3"><text:span text:style-name="T1">#endif</text:span><text:span text:style-name="T2"> </text:span><text:span text:style-name="T3">//</text:span><text:span text:style-name="T2"> </text:span><text:span text:style-name="T3">MAINWINDOW_H</text:span></text:p>
      <text:p text:style-name="P3"><text:span text:style-name="T3"/></text:p>
      <text:p text:style-name="P4">#-------------------------------------------------</text:p>
      <text:p text:style-name="P4">#</text:p>
      <text:p text:style-name="P3"><text:span text:style-name="T3">#</text:span><text:span text:style-name="T2"> </text:span><text:span text:style-name="T3">Project</text:span><text:span text:style-name="T2"> </text:span><text:span text:style-name="T3">created</text:span><text:span text:style-name="T2"> </text:span><text:span text:style-name="T3">by</text:span><text:span text:style-name="T2"> </text:span><text:span text:style-name="T3">QtCreator</text:span><text:span text:style-name="T2"> </text:span><text:span text:style-name="T3">2017-08-18T16:20:48</text:span></text:p>
      <text:p text:style-name="P4">#</text:p>
      <text:p text:style-name="P2">#-------------------------------------------------</text:p>
      <text:p text:style-name="P1"><text:span text:style-name="T5">QT</text:span><text:span text:style-name="T2"> <text:s text:c="6"/></text:span>+=<text:span text:style-name="T2"> </text:span>core<text:span text:style-name="T2"> </text:span>gui</text:p>
      <text:p text:style-name="P1"><text:span text:style-name="T4">greaterThan</text:span>(<text:span text:style-name="T5">QT_MAJOR_VERSION</text:span>,<text:span text:style-name="T2"> </text:span>4):<text:span text:style-name="T2"> </text:span><text:span text:style-name="T5">QT</text:span><text:span text:style-name="T2"> </text:span>+=<text:span text:style-name="T2"> </text:span>widgets</text:p>
      <text:p text:style-name="P3"><text:span text:style-name="T5">TARGET</text:span><text:span text:style-name="T2"> </text:span>=<text:span text:style-name="T2"> </text:span>pencv_videoio</text:p>
      <text:p text:style-name="P1"><text:span text:style-name="T5">TEMPLATE</text:span><text:span text:style-name="T2"> </text:span>=<text:span text:style-name="T2"> </text:span>app</text:p>
      <text:p text:style-name="P3"><text:span text:style-name="T3">#</text:span><text:span text:style-name="T2"> </text:span><text:span text:style-name="T3">The</text:span><text:span text:style-name="T2"> </text:span><text:span text:style-name="T3">following</text:span><text:span text:style-name="T2"> </text:span><text:span text:style-name="T3">define</text:span><text:span text:style-name="T2"> </text:span><text:span text:style-name="T3">makes</text:span><text:span text:style-name="T2"> </text:span><text:span text:style-name="T3">your</text:span><text:span text:style-name="T2"> </text:span><text:span text:style-name="T3">compiler</text:span><text:span text:style-name="T2"> </text:span><text:span text:style-name="T3">emit</text:span><text:span text:style-name="T2"> </text:span><text:span text:style-name="T3">warnings</text:span><text:span text:style-name="T2"> </text:span><text:span text:style-name="T3">if</text:span><text:span text:style-name="T2"> </text:span><text:span text:style-name="T3">you</text:span><text:span text:style-name="T2"> </text:span><text:span text:style-name="T3">use</text:span></text:p>
      <text:p text:style-name="P3"><text:span text:style-name="T3">#</text:span><text:span text:style-name="T2"> </text:span><text:span text:style-name="T3">any</text:span><text:span text:style-name="T2"> </text:span><text:span text:style-name="T3">feature</text:span><text:span text:style-name="T2"> </text:span><text:span text:style-name="T3">of</text:span><text:span text:style-name="T2"> </text:span><text:span text:style-name="T3">Qt</text:span><text:span text:style-name="T2"> </text:span><text:span text:style-name="T3">which</text:span><text:span text:style-name="T2"> </text:span><text:span text:style-name="T3">as</text:span><text:span text:style-name="T2"> </text:span><text:span text:style-name="T3">been</text:span><text:span text:style-name="T2"> </text:span><text:span text:style-name="T3">marked</text:span><text:span text:style-name="T2"> </text:span><text:span text:style-name="T3">as</text:span><text:span text:style-name="T2"> </text:span><text:span text:style-name="T3">deprecated</text:span><text:span text:style-name="T2"> </text:span><text:span text:style-name="T3">(the</text:span><text:span text:style-name="T2"> </text:span><text:span text:style-name="T3">exact</text:span><text:span text:style-name="T2"> </text:span><text:span text:style-name="T3">warnings</text:span></text:p>
      <text:p text:style-name="P3"><text:span text:style-name="T3">#</text:span><text:span text:style-name="T2"> </text:span><text:span text:style-name="T3">depend</text:span><text:span text:style-name="T2"> </text:span><text:span text:style-name="T3">on</text:span><text:span text:style-name="T2"> </text:span><text:span text:style-name="T3">your</text:span><text:span text:style-name="T2"> </text:span><text:span text:style-name="T3">compiler).</text:span><text:span text:style-name="T2"> </text:span><text:span text:style-name="T3">Please</text:span><text:span text:style-name="T2"> </text:span><text:span text:style-name="T3">consult</text:span><text:span text:style-name="T2"> </text:span><text:span text:style-name="T3">the</text:span><text:span text:style-name="T2"> </text:span><text:span text:style-name="T3">documentation</text:span><text:span text:style-name="T2"> </text:span><text:span text:style-name="T3">of</text:span><text:span text:style-name="T2"> </text:span><text:span text:style-name="T3">the</text:span></text:p>
      <text:p text:style-name="P3"><text:span text:style-name="T3">#</text:span><text:span text:style-name="T2"> </text:span><text:span text:style-name="T3">deprecated</text:span><text:span text:style-name="T2"> </text:span><text:span text:style-name="T3">API</text:span><text:span text:style-name="T2"> </text:span><text:span text:style-name="T3">in</text:span><text:span text:style-name="T2"> </text:span><text:span text:style-name="T3">order</text:span><text:span text:style-name="T2"> </text:span><text:span text:style-name="T3">to</text:span><text:span text:style-name="T2"> </text:span><text:span text:style-name="T3">know</text:span><text:span text:style-name="T2"> </text:span><text:span text:style-name="T3">how</text:span><text:span text:style-name="T2"> </text:span><text:span text:style-name="T3">to</text:span><text:span text:style-name="T2"> </text:span><text:span text:style-name="T3">port</text:span><text:span text:style-name="T2"> </text:span><text:span text:style-name="T3">your</text:span><text:span text:style-name="T2"> </text:span><text:span text:style-name="T3">code</text:span><text:span text:style-name="T2"> </text:span><text:span text:style-name="T3">away</text:span><text:span text:style-name="T2"> </text:span><text:span text:style-name="T3">from</text:span><text:span text:style-name="T2"> </text:span><text:span text:style-name="T3">it.</text:span></text:p>
      <text:p text:style-name="P1"><text:span text:style-name="T5">DEFINES</text:span><text:span text:style-name="T2"> </text:span>+=<text:span text:style-name="T2"> </text:span>QT_DEPRECATED_WARNINGS</text:p>
      <text:p text:style-name="P3"><text:span text:style-name="T3">#</text:span><text:span text:style-name="T2"> </text:span><text:span text:style-name="T3">You</text:span><text:span text:style-name="T2"> </text:span><text:span text:style-name="T3">can</text:span><text:span text:style-name="T2"> </text:span><text:span text:style-name="T3">also</text:span><text:span text:style-name="T2"> </text:span><text:span text:style-name="T3">make</text:span><text:span text:style-name="T2"> </text:span><text:span text:style-name="T3">your</text:span><text:span text:style-name="T2"> </text:span><text:span text:style-name="T3">code</text:span><text:span text:style-name="T2"> </text:span><text:span text:style-name="T3">fail</text:span><text:span text:style-name="T2"> </text:span><text:span text:style-name="T3">to</text:span><text:span text:style-name="T2"> </text:span><text:span text:style-name="T3">compile</text:span><text:span text:style-name="T2"> </text:span><text:span text:style-name="T3">if</text:span><text:span text:style-name="T2"> </text:span><text:span text:style-name="T3">you</text:span><text:span text:style-name="T2"> </text:span><text:span text:style-name="T3">use</text:span><text:span text:style-name="T2"> </text:span><text:span text:style-name="T3">deprecated</text:span><text:span text:style-name="T2"> </text:span><text:span text:style-name="T3">APIs.</text:span></text:p>
      <text:p text:style-name="P3"><text:span text:style-name="T3">#</text:span><text:span text:style-name="T2"> </text:span><text:span text:style-name="T3">In</text:span><text:span text:style-name="T2"> </text:span><text:span text:style-name="T3">order</text:span><text:span text:style-name="T2"> </text:span><text:span text:style-name="T3">to</text:span><text:span text:style-name="T2"> </text:span><text:span text:style-name="T3">do</text:span><text:span text:style-name="T2"> </text:span><text:span text:style-name="T3">so,</text:span><text:span text:style-name="T2"> </text:span><text:span text:style-name="T3">uncomment</text:span><text:span text:style-name="T2"> </text:span><text:span text:style-name="T3">the</text:span><text:span text:style-name="T2"> </text:span><text:span text:style-name="T3">following</text:span><text:span text:style-name="T2"> </text:span><text:span text:style-name="T3">line.</text:span></text:p>
      <text:p text:style-name="P3"><text:span text:style-name="T3">#</text:span><text:span text:style-name="T2"> </text:span><text:span text:style-name="T3">You</text:span><text:span text:style-name="T2"> </text:span><text:span text:style-name="T3">can</text:span><text:span text:style-name="T2"> </text:span><text:span text:style-name="T3">also</text:span><text:span text:style-name="T2"> </text:span><text:span text:style-name="T3">select</text:span><text:span text:style-name="T2"> </text:span><text:span text:style-name="T3">to</text:span><text:span text:style-name="T2"> </text:span><text:span text:style-name="T3">disable</text:span><text:span text:style-name="T2"> </text:span><text:span text:style-name="T3">deprecated</text:span><text:span text:style-name="T2"> </text:span><text:span text:style-name="T3">APIs</text:span><text:span text:style-name="T2"> </text:span><text:span text:style-name="T3">only</text:span><text:span text:style-name="T2"> </text:span><text:span text:style-name="T3">up</text:span><text:span text:style-name="T2"> </text:span><text:span text:style-name="T3">to</text:span><text:span text:style-name="T2"> </text:span><text:span text:style-name="T3">a</text:span><text:span text:style-name="T2"> </text:span><text:span text:style-name="T3">certain</text:span><text:span text:style-name="T2"> </text:span><text:span text:style-name="T3">version</text:span><text:span text:style-name="T2"> </text:span><text:span text:style-name="T3">of</text:span><text:span text:style-name="T2"> </text:span><text:span text:style-name="T3">Qt.</text:span></text:p>
      <text:p text:style-name="P1"><text:span text:style-name="T3">#DEFINES</text:span><text:span text:style-name="T2"> </text:span><text:span text:style-name="T3">+=</text:span><text:span text:style-name="T2"> </text:span><text:span text:style-name="T3">QT_DISABLE_DEPRECATED_BEFORE=0x060000</text:span><text:span text:style-name="T2"> <text:s text:c="3"/></text:span><text:span text:style-name="T3">#</text:span><text:span text:style-name="T2"> </text:span><text:span text:style-name="T3">disables</text:span><text:span text:style-name="T2"> </text:span><text:span text:style-name="T3">all</text:span><text:span text:style-name="T2"> </text:span><text:span text:style-name="T3">the</text:span><text:span text:style-name="T2"> </text:span><text:span text:style-name="T3">APIs</text:span><text:span text:style-name="T2"> </text:span><text:span text:style-name="T3">deprecated</text:span><text:span text:style-name="T2"> </text:span><text:span text:style-name="T3">before</text:span><text:span text:style-name="T2"> </text:span><text:span text:style-name="T3">Qt</text:span><text:span text:style-name="T2"> </text:span><text:span text:style-name="T3">6.0.0</text:span></text:p>
      <text:p text:style-name="P3"><text:span text:style-name="T5">SOURCES</text:span><text:span text:style-name="T2"> </text:span>+=<text:span text:style-name="T2"> </text:span>\</text:p>
      <text:p text:style-name="P3"><text:span text:style-name="T2"><text:s text:c="8"/></text:span>main.cpp<text:span text:style-name="T2"> </text:span>\</text:p>
      <text:p text:style-name="P3"><text:span text:style-name="T2"><text:s text:c="8"/></text:span>mainwindow.cpp<text:span text:style-name="T2"> </text:span>\</text:p>
      <text:p text:style-name="P1"><text:span text:style-name="T2"><text:s text:c="4"/></text:span>mat2qimage.cpp</text:p>
      <text:p text:style-name="P3"><text:span text:style-name="T5">HEADERS</text:span><text:span text:style-name="T2"> </text:span>+=<text:span text:style-name="T2"> </text:span>\</text:p>
      <text:p text:style-name="P3"><text:span text:style-name="T2"><text:s text:c="8"/></text:span>mainwindow.h<text:span text:style-name="T2"> </text:span>\</text:p>
      <text:p text:style-name="P1"><text:span text:style-name="T2"><text:s text:c="4"/></text:span>mat2qimage.h</text:p>
      <text:p text:style-name="P3"><text:span text:style-name="T5">FORMS</text:span><text:span text:style-name="T2"> </text:span>+=<text:span text:style-name="T2"> </text:span>\</text:p>
      <text:p text:style-name="P1"><text:span text:style-name="T2"><text:s text:c="8"/></text:span>mainwindow.ui</text:p>
      <text:p text:style-name="P1"><text:span text:style-name="T5">INCLUDEPATH</text:span><text:span text:style-name="T2"> </text:span>+=<text:span text:style-name="T2"> </text:span>/usr/local/<text:span text:style-name="T4">include</text:span>/opencv2</text:p>
      <text:p text:style-name="P1"><text:span text:style-name="T5">LIBS</text:span><text:span text:style-name="T2"> </text:span>+=<text:span text:style-name="T2"> </text:span>-L/usr/local/lib<text:span text:style-name="T2"> </text:span>-lopencv_core<text:span text:style-name="T2"> </text:span>-lopencv_imgcodecs<text:span text:style-name="T2"> </text:span>-lopencv_highgui<text:span text:style-name="T2"> </text:span>-opencv_videoio</text:p>
      <text:p text:style-name="P3"><text:span text:style-name="T5">CONFIG</text:span><text:span text:style-name="T2"> </text:span>+=<text:span text:style-name="T2"> </text:span>link_pkgconfig</text:p>
      <text:p text:style-name="P3"><text:span text:style-name="T5">PKGCONFIG</text:span><text:span text:style-name="T2"> </text:span>+=<text:span text:style-name="T2"> </text:span>opencv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0:53:09.839355903</meta:creation-date>
    <dc:date>2017-10-15T20:59:37.511420652</dc:date>
    <meta:editing-duration>PT6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18" meta:word-count="401" meta:character-count="3612" meta:non-whitespace-character-count="3174"/>
  </office:meta>
</office:document-meta>
</file>